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22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span text:style-name="T1">Coordin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1:53:01.137027119</meta:creation-date>
    <dc:date>2021-03-09T11:54:00.492939055</dc:date>
    <meta:editing-duration>PT59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2"/>
    <meta:generator>LibreOffice/6.4.6.2$Linux_X86_64 LibreOffice_project/40$Build-2</meta:generator>
  </office:meta>
</office:document-meta>
</file>